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3595d" officeooo:paragraph-rsid="0003595d"/>
    </style:style>
    <style:style style:name="P2" style:family="paragraph" style:parent-style-name="Standard">
      <style:text-properties fo:font-size="15pt" officeooo:rsid="0003595d" officeooo:paragraph-rsid="0003595d" style:font-size-asian="15pt" style:font-size-complex="15pt"/>
    </style:style>
    <style:style style:name="P3" style:family="paragraph" style:parent-style-name="Standard">
      <style:text-properties fo:font-size="15pt" fo:font-weight="normal" officeooo:rsid="0003595d" officeooo:paragraph-rsid="0003595d" style:font-size-asian="15pt" style:font-weight-asian="normal" style:font-size-complex="15pt" style:font-weight-complex="normal"/>
    </style:style>
    <style:style style:name="P4" style:family="paragraph" style:parent-style-name="Standard">
      <style:text-properties fo:font-size="18pt" officeooo:rsid="0003595d" officeooo:paragraph-rsid="0003595d" style:font-size-asian="18pt" style:font-size-complex="18pt"/>
    </style:style>
    <style:style style:name="P5" style:family="paragraph" style:parent-style-name="Standard">
      <style:text-properties officeooo:rsid="00049674" officeooo:paragraph-rsid="00049674"/>
    </style:style>
    <style:style style:name="P6" style:family="paragraph" style:parent-style-name="Standard">
      <style:text-properties officeooo:rsid="0005518c" officeooo:paragraph-rsid="0005518c"/>
    </style:style>
    <style:style style:name="T1" style:family="text">
      <style:text-properties fo:font-size="15pt" style:font-size-asian="15pt" style:font-size-complex="15pt"/>
    </style:style>
    <style:style style:name="T2" style:family="text">
      <style:text-properties officeooo:rsid="0003b2b4"/>
    </style:style>
    <style:style style:name="T3" style:family="text">
      <style:text-properties officeooo:rsid="0006ae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éunion du 11/02</text:p>
      <text:p text:style-name="P1"/>
      <text:p text:style-name="P1">à 12h30, avec M.Lallet, Kévin Blelnet, Artus D'Agier, François De Greef, Clement Jean</text:p>
      <text:p text:style-name="P1"/>
      <text:p text:style-name="P2">Outils utilisés :</text:p>
      <text:p text:style-name="P1">-Forum de groupe </text:p>
      <text:p text:style-name="P1">- Wiki sous moodle</text:p>
      <text:p text:style-name="P1">- Git</text:p>
      <text:p text:style-name="P1"/>
      <text:p text:style-name="P1"><text:span text:style-name="T1">Principe </text:span>:</text:p>
      <text:p text:style-name="P1"/>
      <text:p text:style-name="P1">M.Lallet représente un client, et nous une société de service</text:p>
      <text:p text:style-name="P1"/>
      <text:p text:style-name="P3">Planning :</text:p>
      <text:p text:style-name="P1"/>
      <text:p text:style-name="P6">Les livrables peuvent être fournis par un lien sur le wiki du projet.</text:p>
      <text:p text:style-name="P1"/>
      <text:p text:style-name="P1">Réunion à fixer pour la 1ere semaine de Mars</text:p>
      <text:p text:style-name="P1">Livrable à fournir pour le 12 mars : le prérapport : de même structure que le rapport, avec le plan du rapport, le plan de charges (répartition du boulot), le cahier des charges (ce qu'il faut faire, et quelle est la « recette », c-a-d que faut il faire pour prouver que le cahier des charges est respecté), et le planning.</text:p>
      <text:p text:style-name="P1"/>
      <text:p text:style-name="P1">Prototype à rendre pour le 10/04 :</text:p>
      <text:p text:style-name="P1">Programme qui compile et qui tourne, avec quelques fonctionnalités : aspect <text:span text:style-name="T3">événementiel</text:span> qui fonctionne (un callback qui fonctionne) et architecture réseau qui commence : transmission de message.</text:p>
      <text:p text:style-name="P1"/>
      <text:p text:style-name="P1">Projet et rapport finalisés pour le 21/05</text:p>
      <text:p text:style-name="P1"/>
      <text:p text:style-name="P1">Après la soutenance, rendre les transparents.</text:p>
      <text:p text:style-name="P1"/>
      <text:p text:style-name="P2">Conseils :</text:p>
      <text:p text:style-name="P1"/>
      <text:p text:style-name="P1">Gestion réseau : en réseau local, n'ayant pas forcément de routeur, et l'envoi de paquet étant fiable, les protocoles TCP et UDP <text:span text:style-name="T2">sont à peu près équivalents.</text:span></text:p>
      <text:p text:style-name="P5">En TCP, les données arrivent en flot continu, donc il faut nous même définir qu'est ce qui représente une unité logique ; analogie avec le téléphone.</text:p>
      <text:p text:style-name="P5">En UDP, les données sont comme des cartes postales, lisibles par tous. Les données sont déjà formatées, mais si l'adresse est fausse le paquet est jeté. De plus, l'ordre d'arrivée est quelconque, il faut donc les numéroter. Mais en local, les paquets vont très probablement suivre le même chemin.</text:p>
      <text:p text:style-name="P5"/>
      <text:p text:style-name="P5">Vu qu'on doit gérer les déconnexions intempestives, il va nous falloir plutôt utiliser TCP.</text:p>
      <text:p text:style-name="P5"/>
      <text:p text:style-name="P5">La solution la plus simple à coder pour le temps que nous allons passer sur le projet, et au vu de nos connaissances préalables, il vaudra mieux faire une architecture en client/serveur.</text:p>
      <text:p text:style-name="P1"/>
      <text:p text:style-name="P1"><text:span text:style-name="T1">To-do list :</text:span> </text:p>
      <text:p text:style-name="P1">M.Lallet : Nous proposer une date de réunion.</text:p>
      <text:p text:style-name="P5">Nous : Venir avec toutes nos questions à la prochaine réunion, et avoir lu la doc envoyée par M.Lallet</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de </meta:initial-creator>
    <meta:creation-date>2014-02-11T12:35:11.673339498</meta:creation-date>
    <dc:date>2014-02-11T13:05:18.127666523</dc:date>
    <dc:creator>Dede </dc:creator>
    <meta:editing-duration>PT14M53S</meta:editing-duration>
    <meta:editing-cycles>4</meta:editing-cycles>
    <meta:generator>LibreOffice/4.1.3.2$Linux_x86 LibreOffice_project/410m0$Build-2</meta:generator>
    <meta:document-statistic meta:table-count="0" meta:image-count="0" meta:object-count="0" meta:page-count="2" meta:paragraph-count="25" meta:word-count="352" meta:character-count="2039" meta:non-whitespace-character-count="1710"/>
  </office:meta>
</office:document-meta>
</file>